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VC 63mm </text:p>
          </table:table-cell>
          <table:table-cell office:value-type="string" calcext:value-type="string">
            <text:p><text:a xlink:href="http://www.castorama.fr/store/Tuyau-PVC--63-1-m--PRDm507956.html" xlink:type="simple">http://www.castorama.fr/store/Tuyau-PVC--63-1-m--PRDm507956.html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be coudé 45° 63mm</text:p>
          </table:table-cell>
          <table:table-cell office:value-type="string" calcext:value-type="string">
            <text:p>http://www.leroymerlin.fr/v3/p/produits/coude-45-en-pvc-a-coller-femelle-femelle-d63-e99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CV T coudé ventilo</text:p>
          </table:table-cell>
          <table:table-cell office:value-type="string" calcext:value-type="string">
            <text:p>http://www.leroymerlin.fr/v3/p/produits/culotte-de-branchement-45-en-pvc-a-coller-femelle-femelle-d-40-e9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15:45:39.9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19:32:03.248000000</meta:creation-date>
    <dc:date>2016-12-27T15:45:55.318000000</dc:date>
    <meta:editing-duration>PT1H48M7S</meta:editing-duration>
    <meta:editing-cycles>2</meta:editing-cycles>
    <meta:generator>LibreOffice/5.1.6.2$Windows_x86 LibreOffice_project/07ac168c60a517dba0f0d7bc7540f5afa45f0909</meta:generator>
    <meta:document-statistic meta:table-count="1" meta:cell-count="6" meta:object-count="0"/>
  </office:meta>
</office:document-meta>
</file>